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2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loext:opacity="100%" style:font-name="Calibri2" fo:font-size="12pt" officeooo:rsid="0034abe7" officeooo:paragraph-rsid="001f177c" fo:background-color="transparent" style:font-size-asian="12pt" style:font-name-complex="Arial" style:font-size-complex="12pt"/>
    </style:style>
    <style:style style:name="P2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loext:opacity="100%" style:font-name="Calibri2" fo:font-size="12pt" fo:font-style="italic" style:text-underline-style="solid" style:text-underline-width="auto" style:text-underline-color="font-color" fo:font-weight="bold" officeooo:rsid="002294f4" officeooo:paragraph-rsid="002294f4" fo:background-color="transparent" style:font-size-asian="12pt" style:font-style-asian="italic" style:font-weight-asian="bold" style:font-name-complex="Arial" style:font-size-complex="12pt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loext:opacity="100%" style:font-name="Calibri2" fo:font-size="12pt" fo:font-style="normal" style:text-underline-style="none" fo:font-weight="normal" officeooo:rsid="00237d1d" officeooo:paragraph-rsid="00237d1d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loext:opacity="100%" style:font-name="Calibri2" fo:font-size="12pt" fo:font-style="normal" style:text-underline-style="none" fo:font-weight="normal" officeooo:rsid="002552d0" officeooo:paragraph-rsid="002552d0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loext:opacity="100%" style:font-name="Calibri2" fo:font-size="12pt" fo:font-style="normal" style:text-underline-style="none" fo:font-weight="normal" officeooo:rsid="002abae2" officeooo:paragraph-rsid="002abae2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loext:opacity="100%" style:font-name="Calibri2" fo:font-size="12pt" fo:font-style="normal" style:text-underline-style="none" fo:font-weight="normal" officeooo:rsid="002abae2" officeooo:paragraph-rsid="0039993b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officeooo:paragraph-rsid="002552d0"/>
    </style:style>
    <style:style style:name="P8" style:family="paragraph" style:parent-style-name="Standard" style:master-page-name="Standard">
      <style:paragraph-properties fo:margin-left="0cm" fo:margin-right="0.31cm" fo:text-align="justify" style:justify-single-word="false" fo:text-indent="0cm" style:auto-text-indent="false" style:page-number="auto"/>
      <style:text-properties fo:color="#355269" loext:opacity="100%" style:font-name="Calibri2" fo:font-size="12pt" fo:font-style="italic" style:text-underline-style="solid" style:text-underline-width="auto" style:text-underline-color="font-color" fo:font-weight="bold" officeooo:paragraph-rsid="001f177c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 style:list-style-name="WWNum21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loext:opacity="100%" style:font-name="Calibri2" fo:font-size="12pt" officeooo:paragraph-rsid="001f177c" fo:background-color="transparent" style:font-size-asian="12pt" style:font-size-complex="12pt"/>
    </style:style>
    <style:style style:name="P10" style:family="paragraph" style:parent-style-name="Standard" style:list-style-name="WWNum21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loext:opacity="100%" style:font-name="Calibri2" fo:font-size="12pt" officeooo:paragraph-rsid="00230058" fo:background-color="transparent" style:font-size-asian="12pt" style:font-size-complex="12pt"/>
    </style:style>
    <style:style style:name="P11" style:family="paragraph" style:parent-style-name="Standard" style:list-style-name="WWNum21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loext:opacity="100%" style:font-name="Calibri2" fo:font-size="12pt" officeooo:paragraph-rsid="00215572" fo:background-color="transparent" style:font-size-asian="12pt" style:font-size-complex="12pt"/>
    </style:style>
    <style:style style:name="P12" style:family="paragraph" style:parent-style-name="Standard" style:list-style-name="WWNum22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loext:opacity="100%" style:font-name="Calibri2" fo:font-size="12pt" officeooo:rsid="0034abe7" officeooo:paragraph-rsid="001f177c" fo:background-color="transparent" style:font-size-asian="12pt" style:font-name-complex="Arial" style:font-size-complex="12pt"/>
    </style:style>
    <style:style style:name="P13" style:family="paragraph" style:parent-style-name="Standard" style:list-style-name="WWNum21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loext:opacity="100%" style:font-name="Calibri2" fo:font-size="12pt" style:text-underline-style="solid" style:text-underline-width="auto" style:text-underline-color="font-color" officeooo:paragraph-rsid="00215572" fo:background-color="transparent" style:font-size-asian="12pt" style:font-size-complex="12pt"/>
    </style:style>
    <style:style style:name="P14" style:family="paragraph" style:parent-style-name="Standard" style:list-style-name="WWNum22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000000" loext:opacity="100%" style:font-name="Calibri2" fo:font-size="12pt" style:text-underline-style="solid" style:text-underline-width="auto" style:text-underline-color="font-color" officeooo:rsid="0034abe7" officeooo:paragraph-rsid="001f177c" fo:background-color="transparent" style:font-size-asian="12pt" style:font-name-complex="Arial" style:font-size-complex="12pt"/>
    </style:style>
    <style:style style:name="P15" style:family="paragraph" style:parent-style-name="Standard">
      <style:paragraph-properties fo:margin-left="0cm" fo:margin-right="0cm" fo:margin-top="0cm" fo:margin-bottom="0.282cm" style:contextual-spacing="true" fo:text-align="justify" style:justify-single-word="false" fo:text-indent="0cm" style:auto-text-indent="false">
        <style:tab-stops>
          <style:tab-stop style:position="1.501cm"/>
        </style:tab-stops>
      </style:paragraph-properties>
      <style:text-properties fo:color="#3465a4" loext:opacity="100%" officeooo:paragraph-rsid="002294f4"/>
    </style:style>
    <style:style style:name="T1" style:family="text">
      <style:text-properties officeooo:rsid="001f177c" style:font-name-complex="Arial"/>
    </style:style>
    <style:style style:name="T2" style:family="text">
      <style:text-properties officeooo:rsid="0034abe7" style:font-name-complex="Arial"/>
    </style:style>
    <style:style style:name="T3" style:family="text">
      <style:text-properties officeooo:rsid="0035aea0" style:font-name-complex="Ari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/>
    </style:style>
    <style:style style:name="T8" style:family="text">
      <style:text-properties officeooo:rsid="001ca8b9"/>
    </style:style>
    <style:style style:name="T9" style:family="text">
      <style:text-properties fo:color="#000000" loext:opacity="100%" style:font-name="Calibri2" fo:font-size="12pt" fo:font-style="normal" style:text-underline-style="solid" style:text-underline-width="auto" style:text-underline-color="font-color" fo:font-weight="bold" officeooo:rsid="002552d0" fo:background-color="transparent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10" style:family="text">
      <style:text-properties fo:color="#000000" loext:opacity="100%" style:font-name="Calibri2" fo:font-size="12pt" fo:font-style="normal" style:text-underline-style="solid" style:text-underline-width="auto" style:text-underline-color="font-color" fo:font-weight="normal" officeooo:rsid="002552d0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000000" loext:opacity="100%" style:font-name="Calibri2" fo:font-size="12pt" fo:font-style="normal" style:text-underline-style="none" fo:font-weight="normal" officeooo:rsid="002552d0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color="#000000" loext:opacity="100%" style:font-name="Calibri2" fo:font-size="12pt" fo:font-style="normal" style:text-underline-style="none" fo:font-weight="normal" officeooo:rsid="00365ae9" fo:background-color="transparent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color="#000000" loext:opacity="100%" style:font-name="Calibri2" fo:font-size="12pt" fo:font-style="italic" style:text-underline-style="solid" style:text-underline-width="auto" style:text-underline-color="font-color" fo:font-weight="bold" officeooo:rsid="002294f4" fo:background-color="transparent" loext:char-shading-value="0" style:font-size-asian="12pt" style:font-style-asian="italic" style:font-weight-asian="bold" style:font-name-complex="Arial" style:font-size-complex="12pt" style:font-style-complex="italic" style:font-weight-complex="bold"/>
    </style:style>
    <style:style style:name="T14" style:family="text">
      <style:text-properties fo:color="#000000" loext:opacity="100%" style:font-name="Calibri2" fo:font-size="12pt" fo:font-style="italic" style:text-underline-style="solid" style:text-underline-width="auto" style:text-underline-color="font-color" fo:font-weight="bold" officeooo:rsid="003a25fc" fo:background-color="transparent" loext:char-shading-value="0" style:font-size-asian="12pt" style:font-style-asian="italic" style:font-weight-asian="bold" style:font-name-complex="Arial" style:font-size-complex="12pt" style:font-style-complex="italic" style:font-weight-complex="bold"/>
    </style:style>
    <style:style style:name="T15" style:family="text">
      <style:text-properties fo:color="#3465a4" loext:opacity="100%"/>
    </style:style>
    <style:style style:name="T16" style:family="text">
      <style:text-properties fo:color="#3465a4" loext:opacity="100%" officeooo:rsid="001f177c" style:font-name-complex="Arial"/>
    </style:style>
    <style:style style:name="T17" style:family="text">
      <style:text-properties fo:color="#3465a4" loext:opacity="100%" officeooo:rsid="0034abe7" style:font-name-complex="Arial"/>
    </style:style>
    <style:style style:name="T18" style:family="text">
      <style:text-properties fo:color="#3465a4" loext:opacity="100%" officeooo:rsid="0035aea0" style:font-name-complex="Arial"/>
    </style:style>
    <style:style style:name="T19" style:family="text">
      <style:text-properties style:font-name="Calibri2" fo:font-size="12pt" fo:font-style="italic" style:text-underline-style="solid" style:text-underline-width="auto" style:text-underline-color="font-color" fo:font-weight="bold" officeooo:rsid="002294f4" fo:background-color="transparent" loext:char-shading-value="0" style:font-size-asian="12pt" style:font-style-asian="italic" style:font-weight-asian="bold" style:font-name-complex="Arial" style:font-size-complex="12pt" style:font-style-complex="italic" style:font-weight-complex="bold"/>
    </style:style>
    <style:style style:name="T20" style:family="text">
      <style:text-properties style:font-name="Calibri2" fo:font-size="12pt" fo:font-style="italic" style:text-underline-style="solid" style:text-underline-width="auto" style:text-underline-color="font-color" fo:font-weight="bold" officeooo:rsid="003a25fc" fo:background-color="transparent" loext:char-shading-value="0" style:font-size-asian="12pt" style:font-style-asian="italic" style:font-weight-asian="bold" style:font-name-complex="Arial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A</text:span><text:span text:style-name="T16">ctivité 3 : </text:span><text:span text:style-name="T17">l</text:span><text:span text:style-name="T18">e court circuit </text:span><text:span text:style-name="T15">:</text:span></text:p>
      <text:list xml:id="list1306606193" text:style-name="WWNum21">
        <text:list-header>
          <text:p text:style-name="P9">On court-circuite un dipôle en reliant ses 2 bornes avec un fil de connexion ou un matériau conducteur.</text:p>
          <text:p text:style-name="P9">Un court-circuit est dangereux, il entraîne une surchauffe et peut déclencher un incendie.</text:p>
          <text:p text:style-name="P10"><text:span text:style-name="T5">Définitions :</text:span><text:span text:style-name="T7">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3"/>
                                              <text:p text:style-name="P11"><text:span text:style-name="T5">Électrisation :</text:span><text:span text:style-name="T6"> </text:span>c'est le passage d'un courant électrique dans le corps qui génère des blessures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4219915679" text:style-name="WWNum2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/>
                          <text:p text:style-name="P12"><text:span text:style-name="T5">Électrocution :</text:span> c'est le passage d'un courant électrique dans le corps qui génère la mort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6"><text:span text:style-name="T4">Un cache prise</text:span> sert à recouvrir une prise électrique, il est fait d’un matériau isolant ce qui lui permet de protéger les personnes d’un accident électrique.</text:p>
      <text:p text:style-name="P1"/>
      <text:p text:style-name="P15"><text:span text:style-name="T19">Activité 4 : </text:span><text:span text:style-name="T20">Dispositifs de sécurité</text:span><text:span text:style-name="T19">:</text:span></text:p>
      <text:p text:style-name="P2"/>
      <text:p text:style-name="P3"><text:span text:style-name="T4">Le fusible</text:span> est un dispositif de sécurité qui sert à protéger les circuits et leurs utilisateurs de forts courants électriques. Il <text:span text:style-name="T8">est constitué d’un fin fil métallique </text:span>qui fond si l’intensité est trop élevé, ouvrant le circuit et coupant le courant.</text:p>
      <text:p text:style-name="P3"/>
      <text:p text:style-name="P7"><text:span text:style-name="T10">Le disjoncteur</text:span><text:span text:style-name="T11"> est un autre dispositif de protection qui remplit le</text:span><text:span text:style-name="T12">s</text:span><text:span text:style-name="T11"> même objectifs que ce</text:span><text:span text:style-name="T12">ux</text:span><text:span text:style-name="T11"> du fusible, mais fonctionne différemment. À la différence du fusible, on peut l’utiliser autant de fois qu’on le souhaite car il n’est pas abîmé lors de son utilisation.</text:span></text:p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2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81b861" draw:end-color="#6fb242" draw:start-intensity="100%" draw:end-intensity="100%" draw:angle="22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-0.25cm" fo:margin-right="0cm" fo:orphans="0" fo:widows="0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.282cm" style:contextual-spacing="false" fo:line-height="106%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Retrait_20_corps_20_de_20_texte_20_2_20_Car" style:display-name="Retrait corps de texte 2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4pt" style:text-underline-style="none" fo:font-weight="bold" style:font-size-asian="14pt" style:font-weight-asian="bold" style:font-size-complex="14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fo:color="#ff0000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ize="12pt" style:text-underline-style="none" fo:font-weight="normal" style:font-size-asian="12pt" style:font-weight-asian="normal" style:font-size-complex="12pt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-0.11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1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ListLabel_20_2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9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ListLabel_20_10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2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3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5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2.424cm"/>
        </style:list-level-properties>
        <style:text-properties style:font-name="Wingdings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3.69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96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234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7.50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044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1.31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3.694cm"/>
        </style:list-level-properties>
        <style:text-properties style:font-name="Wingding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4.96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23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04cm"/>
        </style:list-level-properties>
        <style:text-properties style:font-name="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04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14cm"/>
        </style:list-level-properties>
        <style:text-properties style:font-name="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2.58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8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6" text:bullet-char="-">
        <style:list-level-properties text:list-level-position-and-space-mode="label-alignment">
          <style:list-level-label-alignment text:label-followed-by="listtab" fo:text-indent="-0.635cm" fo:margin-left="0.651cm"/>
        </style:list-level-properties>
        <style:text-properties fo:font-family="Calibri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1.92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9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61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5.73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00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71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9.54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8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635cm" fo:margin-left="2.016cm"/>
        </style:list-level-properties>
        <style:text-properties fo:font-family="Verdana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635cm" fo:margin-left="3.28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6cm"/>
        </style:list-level-properties>
        <style:text-properties style:font-name="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635cm" fo:margin-left="7.096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6cm"/>
        </style:list-level-properties>
        <style:text-properties style:font-name="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635cm" fo:margin-left="10.90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Verdana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2" text:bullet-char="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0" text:bullet-char="-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Verdana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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87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fo:font-family="Verdana"/>
      </text:list-level-style-bullet>
      <text:list-level-style-bullet text:level="2" text:style-name="ListLabel_20_88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91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fo:font-family="Verdana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93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94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95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fo:font-family="Verdana"/>
      </text:list-level-style-bullet>
      <text:list-level-style-bullet text:level="2" text:style-name="ListLabel_20_96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97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98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99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fo:font-family="Verdana"/>
      </text:list-level-style-bullet>
      <text:list-level-style-bullet text:level="2" text:style-name="ListLabel_20_100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101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102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752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hmed</meta:initial-creator>
    <meta:editing-cycles>29</meta:editing-cycles>
    <meta:creation-date>2020-10-08T11:30:00</meta:creation-date>
    <dc:date>2020-11-10T17:35:51.864224127</dc:date>
    <meta:editing-duration>PT36M58S</meta:editing-duration>
    <meta:generator>LibreOffice/7.0.2.2$Linux_X86_64 LibreOffice_project/00$Build-2</meta:generator>
    <dc:creator>J Cercy</dc:creator>
    <meta:document-statistic meta:table-count="0" meta:image-count="0" meta:object-count="0" meta:page-count="1" meta:paragraph-count="11" meta:word-count="191" meta:character-count="1134" meta:non-whitespace-character-count="9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